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officeooo:rsid="0017b698" officeooo:paragraph-rsid="0017b698"/>
    </style:style>
    <style:style style:name="P2" style:family="paragraph" style:parent-style-name="Standard">
      <style:paragraph-properties fo:line-height="150%"/>
      <style:text-properties style:font-name="Times New Roman" fo:font-weight="bold" officeooo:rsid="0021aaaa" officeooo:paragraph-rsid="0021aaaa" style:font-weight-asian="bold" style:font-weight-complex="bold"/>
    </style:style>
    <style:style style:name="P3" style:family="paragraph" style:parent-style-name="Standard">
      <style:paragraph-properties fo:line-height="150%"/>
      <style:text-properties style:font-name="Times New Roman" officeooo:rsid="0017b698" officeooo:paragraph-rsid="0021aaaa"/>
    </style:style>
    <style:style style:name="P4" style:family="paragraph" style:parent-style-name="Standard">
      <style:paragraph-properties fo:line-height="150%"/>
      <style:text-properties style:font-name="Times New Roman" officeooo:rsid="0017b698" officeooo:paragraph-rsid="0023eecf"/>
    </style:style>
    <style:style style:name="P5" style:family="paragraph" style:parent-style-name="Standard">
      <style:paragraph-properties fo:line-height="150%"/>
      <style:text-properties officeooo:paragraph-rsid="0023a7f6"/>
    </style:style>
    <style:style style:name="P6" style:family="paragraph" style:parent-style-name="Standard">
      <style:paragraph-properties fo:line-height="150%"/>
      <style:text-properties officeooo:paragraph-rsid="001b3415"/>
    </style:style>
    <style:style style:name="P7" style:family="paragraph" style:parent-style-name="Standard">
      <style:paragraph-properties fo:line-height="150%"/>
      <style:text-properties fo:font-weight="bold" officeooo:rsid="0023a7f6" officeooo:paragraph-rsid="0023a7f6" style:font-weight-asian="bold" style:font-weight-complex="bold"/>
    </style:style>
    <style:style style:name="P8" style:family="paragraph" style:parent-style-name="Standard">
      <style:paragraph-properties fo:line-height="150%"/>
      <style:text-properties style:font-name="Times New Roman" officeooo:rsid="00186304" officeooo:paragraph-rsid="001a0de1"/>
    </style:style>
    <style:style style:name="P9" style:family="paragraph" style:parent-style-name="Standard">
      <style:paragraph-properties fo:line-height="150%"/>
      <style:text-properties officeooo:paragraph-rsid="0023eecf"/>
    </style:style>
    <style:style style:name="P10" style:family="paragraph" style:parent-style-name="Standard">
      <style:paragraph-properties fo:line-height="150%"/>
      <style:text-properties fo:font-weight="normal" officeooo:rsid="0023eecf" officeooo:paragraph-rsid="0023eecf" style:font-weight-asian="normal" style:font-weight-complex="normal"/>
    </style:style>
    <style:style style:name="P11" style:family="paragraph" style:parent-style-name="Standard">
      <style:paragraph-properties fo:line-height="150%"/>
      <style:text-properties officeooo:rsid="00186304" officeooo:paragraph-rsid="00186304"/>
    </style:style>
    <style:style style:name="P12" style:family="paragraph" style:parent-style-name="Standard">
      <style:paragraph-properties fo:line-height="150%"/>
      <style:text-properties style:font-name="Times New Roman" officeooo:rsid="0018a40a" officeooo:paragraph-rsid="001d920c"/>
    </style:style>
    <style:style style:name="P13" style:family="paragraph" style:parent-style-name="Standard">
      <style:paragraph-properties fo:line-height="150%"/>
      <style:text-properties officeooo:paragraph-rsid="001d920c"/>
    </style:style>
    <style:style style:name="P14" style:family="paragraph" style:parent-style-name="Standard">
      <style:paragraph-properties fo:line-height="150%"/>
      <style:text-properties style:font-name="Times New Roman" officeooo:rsid="0018a40a" officeooo:paragraph-rsid="0018a40a"/>
    </style:style>
    <style:style style:name="P15" style:family="paragraph" style:parent-style-name="Standard">
      <style:paragraph-properties fo:line-height="150%"/>
      <style:text-properties officeooo:paragraph-rsid="0018a40a"/>
    </style:style>
    <style:style style:name="P16" style:family="paragraph" style:parent-style-name="Standard">
      <style:paragraph-properties fo:line-height="150%"/>
      <style:text-properties style:font-name="Times New Roman" officeooo:rsid="001a0de1" officeooo:paragraph-rsid="001a0de1"/>
    </style:style>
    <style:style style:name="P17" style:family="paragraph" style:parent-style-name="Standard">
      <style:paragraph-properties fo:line-height="150%"/>
      <style:text-properties officeooo:paragraph-rsid="001a0de1"/>
    </style:style>
    <style:style style:name="P18" style:family="paragraph" style:parent-style-name="Standard">
      <style:paragraph-properties fo:line-height="150%"/>
      <style:text-properties officeooo:rsid="001a0de1" officeooo:paragraph-rsid="001a0de1"/>
    </style:style>
    <style:style style:name="P19" style:family="paragraph" style:parent-style-name="Standard">
      <style:paragraph-properties fo:line-height="150%"/>
      <style:text-properties officeooo:rsid="001e8089" officeooo:paragraph-rsid="001e8089"/>
    </style:style>
    <style:style style:name="P20" style:family="paragraph" style:parent-style-name="Standard">
      <style:paragraph-properties fo:line-height="150%"/>
      <style:text-properties officeooo:paragraph-rsid="001e8089"/>
    </style:style>
    <style:style style:name="T1" style:family="text">
      <style:text-properties officeooo:rsid="00186304"/>
    </style:style>
    <style:style style:name="T2" style:family="text">
      <style:text-properties fo:font-weight="bold" officeooo:rsid="0021aaaa" style:font-weight-asian="bold" style:font-weight-complex="bold"/>
    </style:style>
    <style:style style:name="T3" style:family="text">
      <style:text-properties officeooo:rsid="0023a7f6"/>
    </style:style>
    <style:style style:name="T4" style:family="text">
      <style:text-properties style:font-name="Times New Roman" officeooo:rsid="001b3415"/>
    </style:style>
    <style:style style:name="T5" style:family="text">
      <style:text-properties style:font-name="Times New Roman" officeooo:rsid="0017b698"/>
    </style:style>
    <style:style style:name="T6" style:family="text">
      <style:text-properties style:font-name="Times New Roman" officeooo:rsid="00186304"/>
    </style:style>
    <style:style style:name="T7" style:family="text">
      <style:text-properties style:text-position="super 58%" style:font-name="Times New Roman" officeooo:rsid="00186304"/>
    </style:style>
    <style:style style:name="T8" style:family="text">
      <style:text-properties style:font-name="Times New Roman" officeooo:rsid="0023a7f6"/>
    </style:style>
    <style:style style:name="T9" style:family="text">
      <style:text-properties style:font-name="Times New Roman"/>
    </style:style>
    <style:style style:name="T10" style:family="text">
      <style:text-properties style:font-name="Times New Roman" officeooo:rsid="0018a40a"/>
    </style:style>
    <style:style style:name="T11" style:family="text">
      <style:text-properties style:font-name="Times New Roman" fo:font-weight="bold" officeooo:rsid="0023eecf" style:font-weight-asian="bold" style:font-weight-complex="bold"/>
    </style:style>
    <style:style style:name="T12" style:family="text">
      <style:text-properties style:font-name="Times New Roman" fo:font-weight="normal" officeooo:rsid="0023eecf" style:font-weight-asian="normal" style:font-weight-complex="normal"/>
    </style:style>
    <style:style style:name="T13" style:family="text">
      <style:text-properties style:font-name="Times New Roman" fo:font-weight="normal" officeooo:rsid="001d920c" style:font-weight-asian="normal" style:font-weight-complex="normal"/>
    </style:style>
    <style:style style:name="T14" style:family="text">
      <style:text-properties style:font-name="Times New Roman" officeooo:rsid="0023eecf"/>
    </style:style>
    <style:style style:name="T15" style:family="text">
      <style:text-properties style:font-name="Times New Roman" officeooo:rsid="001f6e83"/>
    </style:style>
    <style:style style:name="T16" style:family="text">
      <style:text-properties style:font-name="Times New Roman" officeooo:rsid="001d920c"/>
    </style:style>
    <style:style style:name="T17" style:family="text">
      <style:text-properties officeooo:rsid="001d920c"/>
    </style:style>
    <style:style style:name="T18" style:family="text">
      <style:text-properties officeooo:rsid="001e8089"/>
    </style:style>
    <style:style style:name="T19" style:family="text">
      <style:text-properties style:font-name="Times New Roman" officeooo:rsid="001e80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1 – Overview <text:span text:style-name="T1">of the Problem</text:span>]</text:p>
      <text:p text:style-name="P2">Why it matters</text:p>
      <text:p text:style-name="P3">Today everyone has a computer. Some have laptops or desktops or video game consoles or a streaming device, but everyone no matter of financial status has a smart phone. And today physical media is going the way of the dodo. For every audiophile who swears on vinyl, there’s thousands more people who buy music exclusively digitally, if at all. Streaming is everywhere, it’s so ubiquitous that it’s overwhelming. We’re swamped and swarmed by services that offer digital access to movies, music, games, audio books &amp; podcasts, and we’re so used to the convenience of them that we never stop to ask “Do I actually own these things I love?”<text:line-break/></text:p>
      <text:p text:style-name="P4"><text:span text:style-name="T2">Do you actually own your media?</text:span><text:line-break/>No. You don’t. And every day there’s more and more pieces of media lost to time because we don’t have systems in place to preserve the things we enjoy for the future. Once upon a time, when everything was still sold on CDs or cartridges or tapes if a company recalled an album or movie because of public outcry, or stopped making something because a license expired, you still owned what you bought, no one could just rip it away from you. Now though music and movies can be removed from your digital library at the will of the platform owner, video games require live services to function or download the game, even if you bought the physical copy for the game many games these days require massive patches to even function on day 1, to the extent that some discs are glorified license keys. Turn off your WiFi and see what you actually own in your library sometime, you might be horrified to see how little belongs to you. </text:p>
      <text:p text:style-name="P4"/>
      <text:p text:style-name="P4"><text:span text:style-name="T3">Check Steam if you have it. You’ll see that Valve has been forced by legal pressure to be upfront about how little your investment belongs to you (</text:span><text:a xlink:type="simple" xlink:href="https://www.theverge.com/2024/10/11/24267864/steam-buy-purchase-license-digital-storefront" text:style-name="Internet_20_link" text:visited-style-name="Visited_20_Internet_20_Link"><text:span text:style-name="T3">Steam now says the ‘game’ you’re buying is really just a license - The Verge</text:span></text:a><text:span text:style-name="T3">). </text:span>Even something as basic as a eBook, little more than text on a screen like you’re reading right now can be stripped from you, and the files are loaded with various forms of Digital Rights Management (DRM) that prevents you from accessing what you have without the correct hardware or even an internet connection.<text:line-break/></text:p>
      <text:p text:style-name="P2">Lost Media</text:p>
      <text:p text:style-name="P5"><text:span text:style-name="T4">Nearly every piece of media is at risk of lost media. Lost media being any media that we know about that cannot be accessed by people, you can gain a cursory knowledge of the topic from this Wikipedia article </text:span><text:a xlink:type="simple" xlink:href="https://en.wikipedia.org/wiki/Lost_media#cite_note-loc-6" text:style-name="Internet_20_link" text:visited-style-name="Visited_20_Internet_20_Link"><text:span text:style-name="T4">Lost media – Wikipedia</text:span></text:a><text:span text:style-name="T4">.</text:span><text:span text:style-name="T5"><text:line-break/></text:span><text:soft-page-break/><text:span text:style-name="T5">According to </text:span><text:span text:style-name="T6">The Library of Congress over 70% of silent films released between 1912-1929 are considered lost media. There is, as far as we know, no functioning copy of as much as 70% of the films released in a 17 year period that we know existed (</text:span><text:a xlink:type="simple" xlink:href="https://www.loc.gov/item/prn-13-209/" text:style-name="Internet_20_link" text:visited-style-name="Visited_20_Internet_20_Link"><text:span text:style-name="T6">Library Reports on America’s Endangered Silent-Film Heritage | Library of Congress</text:span></text:a><text:span text:style-name="T6">). That’s horrifying. Imagine if in 10 years you feel nostalgic for a popular artist from today, and you go back to find that all their music is gone forever because it was only released digitally and the platforms that published it no longer existed. You may already have experienced this today. The first mainstream digital store for video games the “Wii Shop Channel” closed down forever on January 30</text:span><text:span text:style-name="T7">th</text:span><text:span text:style-name="T6"> 2019 </text:span><text:span text:style-name="T8">(</text:span><text:a xlink:type="simple" xlink:href="https://en-americas-support.nintendo.com/app/answers/detail/a_id/27560/~/wii-shop-channel-discontinuation" text:style-name="Internet_20_link" text:visited-style-name="Visited_20_Internet_20_Link"><text:span text:style-name="T8">Nintendo Support: Wii Shop Channel Discontinuation</text:span></text:a><text:span text:style-name="T8">)</text:span><text:span text:style-name="T6">. Many titles on the store were digital only, and were never ported from there to anywhere else. In 2020 &amp; 2023 the Nintendo 3DS and Wii U eShops also closed forever, making thousands more games unavailable for purchase </text:span><text:span text:style-name="T8">(</text:span><text:a xlink:type="simple" xlink:href="https://en-americas-support.nintendo.com/app/answers/detail/a_id/57847/~/wii-u-%26-nintendo-3ds-eshop-discontinuation-q%26a" text:style-name="Internet_20_link" text:visited-style-name="Visited_20_Internet_20_Link"><text:span text:style-name="T8">Nintendo Support: Wii U &amp; Nintendo 3DS eShop Discontinuation Q&amp;A</text:span></text:a><text:span text:style-name="T8">)</text:span><text:span text:style-name="T6">. But these games may be preserved, however only by private collectors, and distributing this otherwise unavailable software is considered illegal in nearly every part of the world.</text:span></text:p>
      <text:p text:style-name="P6"><text:span text:style-name="T6"/></text:p>
      <text:p text:style-name="P7"><text:span text:style-name="T6">D</text:span><text:span text:style-name="T9">egrading Media, and The Unavailability of What’s Left</text:span></text:p>
      <text:p text:style-name="P8">And even if you have a fully functioning physical copy of any media, physical media degrades overtime. Even now discs from as early as the 1990s are beginning to corrode and become unusable.</text:p>
      <text:p text:style-name="P9"><text:span text:style-name="T6">A</text:span><text:span text:style-name="T10">ccording to Phil Salvador, director of the Video Game History Foundation, 87% of Video games released before 2010 are out of print and cannot be acquired outside of the “grey market” or pirating the software, which is a federal crime in the US with penalties or prison times and heavy financial fines </text:span><text:span text:style-name="T4">(</text:span><text:a xlink:type="simple" xlink:href="https://www.geekwire.com/2023/researchers-find-87-of-u-s-classic-video-games-are-out-of-print-and-critically-endangered/" text:style-name="Internet_20_link" text:visited-style-name="Visited_20_Internet_20_Link"><text:span text:style-name="T4">Researchers find 87% of U.S. classic video games are out of print and 'critically endangered' – GeekWire</text:span></text:a><text:span text:style-name="T4">)</text:span><text:span text:style-name="T10">. Gary Bowser, a hacker convicted of video game piracy in 2021was sentenced to 40-months and a $4.5 Million dollar fine </text:span><text:span text:style-name="T4">(</text:span><text:a xlink:type="simple" xlink:href="https://variety.com/2022/digital/news/nintendo-switch-hacker-sentenced-prison-1235178014/" text:style-name="Internet_20_link" text:visited-style-name="Visited_20_Internet_20_Link"><text:span text:style-name="T4">Nintendo Switch Piracy Ring Leader Sentenced to 40 Months in Prison</text:span></text:a><text:span text:style-name="T4">)</text:span><text:span text:style-name="T10">.<text:line-break/><text:line-break/></text:span><text:span text:style-name="T11">Hobbyists Hold The Key<text:line-break/></text:span><text:span text:style-name="T12">Right now everything is in the hands of hobbyists. Efforts being made are insufficient. People get together in small, unsupported communities donating their freetime and money to make sure that old media doesn’t become lost media. VHS tapes &amp; CDs are already beginning to erode away, and there just aren’t efforts to preserve them being made (</text:span><text:a xlink:type="simple" xlink:href="https://www.npr.org/sections/alltechconsidered/2017/06/03/529155865/videotapes-are-becoming-unwatchable-as-archivists-work-to-save-them" text:style-name="Internet_20_link" text:visited-style-name="Visited_20_Internet_20_Link"><text:span text:style-name="T13">VHS Tapes: How Archivists Are Working To Save Them : All Tech Considered : NPR</text:span></text:a><text:span text:style-name="T12">). Everyday there’s a new lawsuit about someone uploading a copy of an old game online because you haven’t been able to buy it in 30 years. Read that again for a moment, someone is being sued for taking steps to preserve a piece of media no one can buy. It sounds deranged, but that’s the reality of it. People like the Internet Archive, who are a non-profit organization </text:span><text:soft-page-break/><text:span text:style-name="T12">of volunteers have been entrenched in legal battles since the first COVID lockdown when they launched the “National Emergency Public Library” initiative. The NEPL was launched to ensure students, hospital workers, lawyers, and many many more could have access to a copy of a eBook while they were locked in their homes during COVID, and the US Copyright Office has sued them in an effort to prevent them from lending out resources at all, and even to purge their archives of information (</text:span><text:a xlink:type="simple" xlink:href="https://time.com/6266147/internet-archive-copyright-infringement-books-lawsuit/" text:style-name="Internet_20_link" text:visited-style-name="Visited_20_Internet_20_Link"><text:span text:style-name="T12">Internet Archive Loses Copyright Lawsuit: What to Know | TIME</text:span></text:a><text:span text:style-name="T12">). And again in just the past month the US Copyright Office has deemed that the Video Game History Foundation can’t get the same rights as researchers in other fields, that being to acquire and study copies of games, and preserve them in a private collection for fears that they “may use [the games] for recreational purposes” (</text:span><text:a xlink:type="simple" xlink:href="https://www.pcmag.com/news/us-copyright-office-deals-blow-to-video-game-conservationists" text:style-name="Internet_20_link" text:visited-style-name="Visited_20_Internet_20_Link"><text:span text:style-name="T12">US Copyright Office Deals Blow to Video Game Conservationists  | PCMag</text:span></text:a><text:span text:style-name="T12">).<text:line-break/><text:line-break/></text:span><text:span text:style-name="T11">What we need to do.</text:span></text:p>
      <text:p text:style-name="P10"><text:span text:style-name="T14">W</text:span><text:span text:style-name="T9">e need to get the governing bodies of the US to stand up for us. For the billions of dollars given to industries that say “You don’t own what you buy,” To the Governing bodies seemingly bent on destroying things we enjoy every single day. We need to tell them “We Own What’s Ours” and get a more serious, concerted effort put on preserving the media we consume for future generations to enjoy and learn from, and grow from.</text:span></text:p>
      <text:p text:style-name="P11"><text:span text:style-name="T9"/></text:p>
      <text:p text:style-name="P12">[Include images and links to articles covering the following:<text:line-break/> * The Xbox 360 Indie Game Store Closure</text:p>
      <text:p text:style-name="P13"><text:span text:style-name="T10"><text:tab/></text:span><text:span text:style-name="T15">* </text:span><text:a xlink:type="simple" xlink:href="https://www.polygon.com/2015/9/9/9297959/xbox-live-indie-games-shutting-down" text:style-name="Internet_20_link" text:visited-style-name="Visited_20_Internet_20_Link">After seven years, Xbox Live Indie Games is closing down for good | Polygon</text:a> </text:p>
      <text:p text:style-name="P14">* The Satelliview</text:p>
      <text:p text:style-name="P15"><text:span text:style-name="T10"><text:tab/></text:span><text:span text:style-name="T16">* </text:span><text:a xlink:type="simple" xlink:href="https://screenrant.com/legend-zelda-unreleased-lost-games-sattelaview-japan-emulator/" text:style-name="Internet_20_link" text:visited-style-name="Visited_20_Internet_20_Link">There Are Still 16-Bit Zelda Games That Never Left Japan</text:a> </text:p>
      <text:p text:style-name="P14">* eShop closures</text:p>
      <text:p text:style-name="P15"><text:span text:style-name="T10"><text:tab/></text:span><text:span text:style-name="T16">* </text:span><text:a xlink:type="simple" xlink:href="https://en-americas-support.nintendo.com/app/answers/detail/a_id/27560/~/wii-shop-channel-discontinuation" text:style-name="Internet_20_link" text:visited-style-name="Visited_20_Internet_20_Link">Nintendo Support: Wii Shop Channel Discontinuation</text:a></text:p>
      <text:p text:style-name="P13"><text:span text:style-name="T17"><text:tab/>* </text:span><text:a xlink:type="simple" xlink:href="https://en-americas-support.nintendo.com/app/answers/detail/a_id/57847/~/wii-u-%26-nintendo-3ds-eshop-discontinuation-q%26a" text:style-name="Internet_20_link" text:visited-style-name="Visited_20_Internet_20_Link">Nintendo Support: Wii U &amp; Nintendo 3DS eShop Discontinuation Q&amp;A</text:a> </text:p>
      <text:p text:style-name="P13"><text:span text:style-name="T10">* Netflix removing shows from it’s service</text:span></text:p>
      <text:p text:style-name="P13"><text:span text:style-name="T10"><text:tab/></text:span><text:span text:style-name="T16">* </text:span><text:a xlink:type="simple" xlink:href="https://www.whats-on-netflix.com/leaving-soon/every-netflix-original-removed-from-netflix/" text:style-name="Internet_20_link" text:visited-style-name="Visited_20_Internet_20_Link">Every Netflix Original Series and Movie Removed from Netflix - What's on Netflix</text:a> <text:span text:style-name="T10"><text:line-break/> * degrading media (VHS) tapes]</text:span></text:p>
      <text:p text:style-name="P13"><text:span text:style-name="T10"><text:tab/></text:span><text:span text:style-name="T16">* </text:span><text:a xlink:type="simple" xlink:href="https://www.npr.org/sections/alltechconsidered/2017/06/03/529155865/videotapes-are-becoming-unwatchable-as-archivists-work-to-save-them" text:style-name="Internet_20_link" text:visited-style-name="Visited_20_Internet_20_Link"><text:span text:style-name="T16">VHS Tapes: How Archivists Are Working To Save Them : All Tech Considered : NPR</text:span></text:a><text:span text:style-name="T16"> </text:span></text:p>
      <text:p text:style-name="P16">[Page 2 – Links to Articles and statistics about lost media and DRM]</text:p>
      <text:p text:style-name="P17"><text:span text:style-name="T18">* </text:span><text:a xlink:type="simple" xlink:href="https://gamehistory.org/87percent/" text:style-name="Internet_20_link" text:visited-style-name="Visited_20_Internet_20_Link">87% Missing: the Disappearance of Classic Video Games | Video Game History Foundation</text:a></text:p>
      <text:p text:style-name="P17"><text:span text:style-name="T18">* </text:span><text:a xlink:type="simple" xlink:href="https://www.theverge.com/2024/10/11/24267864/steam-buy-purchase-license-digital-storefront" text:style-name="Internet_20_link" text:visited-style-name="Visited_20_Internet_20_Link">Steam now says the ‘game’ you’re buying is really just a license - The Verge</text:a></text:p>
      <text:p text:style-name="P17"><text:soft-page-break/><text:span text:style-name="T18">* </text:span><text:a xlink:type="simple" xlink:href="https://thescarlet.org/18350/larts/why-streaming-content-is-becoming-the-newest-form-of-lost-media/" text:style-name="Internet_20_link" text:visited-style-name="Visited_20_Internet_20_Link">Why Streaming Content is Becoming the Newest Form of Lost Media - The Scarlet</text:a> </text:p>
      <text:p text:style-name="P18"><text:span text:style-name="T9"/></text:p>
      <text:p text:style-name="P18"><text:span text:style-name="T9"/></text:p>
      <text:p text:style-name="P16">[Page 3 – Petition Change]</text:p>
      <text:p text:style-name="P19"><text:span text:style-name="T9">Articles about US efforts to thwart preservation.</text:span></text:p>
      <text:p text:style-name="P20"><text:span text:style-name="T19">* </text:span><text:a xlink:type="simple" xlink:href="https://time.com/6266147/internet-archive-copyright-infringement-books-lawsuit/" text:style-name="Internet_20_link" text:visited-style-name="Visited_20_Internet_20_Link">Internet Archive Loses Copyright Lawsuit: What to Know | TIME</text:a></text:p>
      <text:p text:style-name="P20"><text:span text:style-name="T18">* </text:span><text:a xlink:type="simple" xlink:href="https://www.pcmag.com/news/us-copyright-office-deals-blow-to-video-game-conservationists" text:style-name="Internet_20_link" text:visited-style-name="Visited_20_Internet_20_Link">US Copyright Office Deals Blow to Video Game Conservationists  | PCMag</text:a></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7T09:18:23.993000000</meta:creation-date>
    <dc:date>2024-11-10T22:15:25.619000000</dc:date>
    <meta:editing-duration>PT1H45S</meta:editing-duration>
    <meta:editing-cycles>3</meta:editing-cycles>
    <meta:generator>LibreOffice/24.8.2.1$Windows_X86_64 LibreOffice_project/0f794b6e29741098670a3b95d60478a65d05ef13</meta:generator>
    <meta:document-statistic meta:table-count="0" meta:image-count="0" meta:object-count="0" meta:page-count="4" meta:paragraph-count="29" meta:word-count="1369" meta:character-count="7897" meta:non-whitespace-character-count="6532"/>
  </office:meta>
</office:document-meta>
</file>